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103cm"/>
        </style:tab-stops>
      </style:paragraph-properties>
      <style:text-properties fo:language="en" fo:country="US" fo:font-weight="bold" officeooo:rsid="0015bab9" officeooo:paragraph-rsid="0015bab9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fo:font-weight="bold" officeooo:rsid="001a5ff5" officeooo:paragraph-rsid="001a5ff5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5bab9" officeooo:paragraph-rsid="0015bab9"/>
    </style:style>
    <style:style style:name="P4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5bab9" officeooo:paragraph-rsid="00175b7d"/>
    </style:style>
    <style:style style:name="P5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5bab9" officeooo:paragraph-rsid="001924bb"/>
    </style:style>
    <style:style style:name="P6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75b7d" officeooo:paragraph-rsid="00175b7d"/>
    </style:style>
    <style:style style:name="P7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75b7d" officeooo:paragraph-rsid="001924bb"/>
    </style:style>
    <style:style style:name="P8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fo:font-weight="normal" officeooo:rsid="0018a22c" officeooo:paragraph-rsid="0018a22c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fo:font-weight="normal" officeooo:rsid="0018a22c" officeooo:paragraph-rsid="001a5ff5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fo:font-weight="normal" officeooo:rsid="001924bb" officeooo:paragraph-rsid="001924bb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fo:font-weight="normal" officeooo:rsid="001a5ff5" officeooo:paragraph-rsid="001a5ff5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3.103cm"/>
        </style:tab-stops>
      </style:paragraph-properties>
      <style:text-properties fo:language="en" fo:country="US" officeooo:rsid="001924bb" officeooo:paragraph-rsid="001924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4bb"/>
    </style:style>
    <style:style style:name="T3" style:family="text">
      <style:text-properties officeooo:rsid="001a5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X12 terminology</text:p>
      <text:p text:style-name="P3"><text:span text:style-name="T1"/></text:p>
      <text:p text:style-name="P3"><text:span text:style-name="T1">Descriptor</text:span> </text:p>
      <text:p text:style-name="P9">Similar to resource Views of <text:span text:style-name="T2">DirectX11</text:span>. <text:span text:style-name="T3">Tell GPU how to access buffers of any type (Texture, Constant, UAV, ...)</text:span></text:p>
      <text:p text:style-name="P8"/>
      <text:p text:style-name="P2">Descriptor Heap</text:p>
      <text:p text:style-name="P11">Descriptors need to be allocated in a dedicated Heap. A descriptor heap support one of many type of descriptors and should be kept the same as much as possible across multiple drawcalls.</text:p>
      <text:p text:style-name="P11"/>
      <text:p text:style-name="P3"><text:span text:style-name="T1">Root signature</text:span> </text:p>
      <text:p text:style-name="P4"><text:span text:style-name="T1"/></text:p>
      <text:p text:style-name="P4"><text:span text:style-name="T1">Command Queue</text:span> </text:p>
      <text:p text:style-name="P4"><text:span text:style-name="T3">Interface to dispatch CmdList to GPU. To support async compute, there should be more than 1 queue.</text:span></text:p>
      <text:p text:style-name="P4"><text:span text:style-name="T1"/></text:p>
      <text:p text:style-name="P4"><text:span text:style-name="T1">Command List</text:span> </text:p>
      <text:p text:style-name="P4"><text:span text:style-name="T2">Process draw commands/state setting. Once we’re done collecting commands, we ‘Close’ it and dispatch it to the GPU through a CmdQueue. Similar to DeviceContext on DirectX11. Many CmdList can be built at the same time, through multithreading, and then dispatch through one ore more Queue.</text:span></text:p>
      <text:p text:style-name="P12"><text:span text:style-name="T1"/></text:p>
      <text:p text:style-name="P5"><text:span text:style-name="T1">Bundle</text:span> </text:p>
      <text:p text:style-name="P5"><text:span text:style-name="T3">Similar to CmdList but with limited methods (no barrier, settarget, queries, …). Used to record draw commands to be re-used multiple time across many frames.</text:span></text:p>
      <text:p text:style-name="P7"><text:a xlink:type="simple" xlink:href="https://msdn.microsoft.com/en-us/library/windows/desktop/dn899205(v=vs.85).aspx" text:style-name="Internet_20_link" text:visited-style-name="Visited_20_Internet_20_Link">https://msdn.microsoft.com/en-us/library/windows/desktop/dn899205(v=vs.85).aspx</text:a></text:p>
      <text:p text:style-name="P7"><text:span text:style-name="T1"/></text:p>
      <text:p text:style-name="P12"><text:span text:style-name="T1">Command Allocator</text:span></text:p>
      <text:p text:style-name="P10">Memory heap assigned to a CommandList. Memory can be reset once all CmdList using it are done being executed on GPU.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19:42.994000000</meta:creation-date>
    <dc:date>2017-01-04T15:13:22.210000000</dc:date>
    <meta:editing-duration>P6DT1H53M7S</meta:editing-duration>
    <meta:editing-cycles>5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5" meta:word-count="174" meta:character-count="1148" meta:non-whitespace-character-count="984"/>
  </office:meta>
</office:document-meta>
</file>